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11ddf" officeooo:paragraph-rsid="00111ddf"/>
    </style:style>
    <style:style style:name="P2" style:family="paragraph" style:parent-style-name="Standard">
      <style:paragraph-properties fo:text-align="center" style:justify-single-word="false"/>
      <style:text-properties officeooo:rsid="00111ddf" officeooo:paragraph-rsid="00111ddf"/>
    </style:style>
    <style:style style:name="P3" style:family="paragraph" style:parent-style-name="Standard">
      <style:paragraph-properties fo:text-align="start" style:justify-single-word="false"/>
      <style:text-properties officeooo:rsid="00111ddf" officeooo:paragraph-rsid="00111ddf"/>
    </style:style>
    <style:style style:name="T1" style:family="text">
      <style:text-properties officeooo:rsid="0011e6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than Wieczorek</text:p>
      <text:p text:style-name="P1">Section F</text:p>
      <text:p text:style-name="P1">CprE 308</text:p>
      <text:p text:style-name="P2">Project 1:</text:p>
      <text:p text:style-name="P3"><text:tab/><text:span text:style-name="T1">Project 1 was a fun project that taught me about child and parent processes, and about running programs from the path. Using the functions suggested to us in the project pdf I learned about setting and getting environment variables and about what environment variables are used for. I also learned about spawning a child process using the fork() system call and about what to do when I want to focus on that child process verse when I want to let that child process run in the background so I could continue working in my program. One of the biggest struggles I had in this lab was getting the programs in my path to run correctly. My program was not correctly adding a null terminator to the end of my strings that were being tokenized by the strtok() function call, and was instead adding a pointer to a null terminating bit that was existing elsewhere. After a lot of debugging Kyle was able to help me fix this issue and everything sailed smoothly from then on ou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20:02:51.482475986</meta:creation-date>
    <dc:date>2018-02-14T20:50:24.809861754</dc:date>
    <meta:editing-duration>PT32M22S</meta:editing-duration>
    <meta:editing-cycles>2</meta:editing-cycles>
    <meta:generator>LibreOffice/5.0.6.2$Linux_X86_64 LibreOffice_project/00$Build-2</meta:generator>
    <meta:document-statistic meta:table-count="0" meta:image-count="0" meta:object-count="0" meta:page-count="1" meta:paragraph-count="5" meta:word-count="184" meta:character-count="1013" meta:non-whitespace-character-count="832"/>
  </office:meta>
</office:document-meta>
</file>